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04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49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5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5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style:font-style-complex="italic" style:font-style-asian="italic" style:font-weight-complex="normal" style:font-weight-asian="normal" style:font-size-complex="8pt" style:font-size-asian="8pt" style:text-position="0%" fo:text-shadow="none" style:text-outline="false" fo:font-style="italic" style:text-underline-style="solid" style:text-underline-width="auto" style:text-underline-color="font-color" fo:font-weight="normal" fo:font-size="8pt" fo:color="#0000ff"/>
    </style:style>
    <style:style style:name="T5" style:family="text">
      <style:text-properties style:font-style-complex="italic" style:font-style-asian="italic" style:font-weight-complex="normal" style:font-weight-asian="normal" style:font-size-complex="8pt" style:font-size-asian="8pt" style:text-position="0%" fo:text-shadow="none" style:text-outline="false" fo:font-style="italic" fo:font-weight="normal" fo:font-size="8pt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/>
          </table:table-cell>
          <table:table-cell/>
          <table:table-cell office:value-type="string" calcext:value-type="string">
            <text:p>Path:</text:p>
          </table:table-cell>
          <table:table-cell table:style-name="ce9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0" table:formula="of:=TRUE()" office:value-type="boolean" office:boolean-value="true" calcext:value-type="boolean">
            <text:p/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/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Monte Carlo Valuation with Black Scholes Model - European - Asian - Bermudan/lib" calcext:value-type="string">
            <text:p>/Users/fries/Documents/Development/finmath spreadsheets/spreadsheets/Monte Carlo Valuation with Black Scholes Model - European - Asian - Bermudan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0.16" calcext:value-type="string">
            <text:p>4.0.16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2"/>
        <table:table-column table:style-name="co7" table:number-columns-repeated="254" table:default-cell-style-name="ce12"/>
        <table:table-column table:style-name="co7" table:default-cell-style-name="ce28"/>
        <table:table-column table:style-name="co8" table:number-columns-repeated="768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3"/>
          <table:table-cell table:style-name="ce13" table:formula="of:=&quot;Monte Carlo Black Scholes Model: This sheet illustrates the use of the class &quot;&amp;[.F7]" office:value-type="string" office:string-value="Monte Carlo Black Scholes Model: This sheet illustrates the use of the class net.finmath.montecarlo.assetderivativevaluation.MonteCarloBlackScholesModel" calcext:value-type="string">
            <text:p>Monte Carlo Black Scholes Model: This sheet illustrates the use of the class net.finmath.montecarlo.assetderivativevaluation.MonteCarloBlackScholesModel</text:p>
          </table:table-cell>
          <table:table-cell table:style-name="ce13" table:number-columns-repeated="1022"/>
        </table:table-row>
        <table:table-row table:style-name="ro1">
          <table:table-cell table:style-name="ce14"/>
          <table:table-cell table:style-name="ce15" office:value-type="string" calcext:value-type="string">
            <text:p>Note: This sheet requires Obba 3.0 ( <text:span text:style-name="T4">http://www.obba.info/</text:span><text:span text:style-name="T5"> )</text:span></text:p>
          </table:table-cell>
          <table:table-cell table:style-name="ce14" table:number-columns-repeated="1022"/>
        </table:table-row>
        <table:table-row table:style-name="ro1">
          <table:table-cell table:style-name="ce14"/>
          <table:table-cell table:style-name="ce16"/>
          <table:table-cell table:style-name="ce14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Time Discretization</text:p>
          </table:table-cell>
          <table:table-cell table:style-name="ce17"/>
          <table:table-cell/>
          <table:table-cell table:style-name="ce17" office:value-type="string" calcext:value-type="string">
            <text:p>Monte Carlo Black Scholes Model</text:p>
          </table:table-cell>
          <table:table-cell table:style-name="ce17"/>
          <table:table-cell/>
          <table:table-cell table:style-name="ce17" office:value-type="string" calcext:value-type="string">
            <text:p>European Option</text:p>
          </table:table-cell>
          <table:table-cell table:style-name="ce17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BlackScholesModel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Parameters:</text:p>
          </table:table-cell>
          <table:table-cell table:style-name="ce18"/>
          <table:table-cell/>
          <table:table-cell table:style-name="ce18" office:value-type="string" calcext:value-type="string">
            <text:p>Parameters:</text:p>
          </table:table-cell>
          <table:table-cell table:style-name="ce18"/>
          <table:table-cell/>
          <table:table-cell table:style-name="ce18" office:value-type="string" calcext:value-type="string">
            <text:p>Parameters:</text:p>
          </table:table-cell>
          <table:table-cell table:style-name="ce18"/>
          <table:table-cell table:number-columns-repeated="1015"/>
        </table:table-row>
        <table:table-row table:style-name="ro4">
          <table:table-cell/>
          <table:table-cell table:style-name="ce19" table:formula="of:=INFO.OBBA.OBBA.OBMAKE(&quot;td.start&quot;;&quot;double&quot;;[.C9])" office:value-type="string" office:string-value="td.start &#10;[260]" calcext:value-type="string">
            <text:p>td.start </text:p>
            <text:p>[260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[.B14]" office:value-type="string" office:string-value="timeDiscretization &#10;[279]" calcext:value-type="string">
            <text:p>timeDiscretization </text:p>
            <text:p>[279]</text:p>
          </table:table-cell>
          <table:table-cell table:number-columns-repeated="2"/>
          <table:table-cell table:style-name="ce19" table:formula="of:=INFO.OBBA.OBBA.OBMAKE(&quot;optionMaturity&quot;;&quot;double&quot;;[.I9])" office:value-type="string" office:string-value="optionMaturity &#10;[258]" calcext:value-type="string">
            <text:p>optionMaturity </text:p>
            <text:p>[258]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/>
          <table:table-cell table:style-name="ce19" table:formula="of:=INFO.OBBA.OBBA.OBMAKE(&quot;td.num&quot;;&quot;int&quot;;[.C10])" office:value-type="string" office:string-value="td.num &#10;[278]" calcext:value-type="string">
            <text:p>td.num </text:p>
            <text:p>[278]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table:formula="of:=INFO.OBBA.OBBA.OBMAKE(&quot;numberOfPaths&quot;;&quot;int&quot;;[.F10])" office:value-type="string" office:string-value="numberOfPaths &#10;[263]" calcext:value-type="string">
            <text:p>numberOfPaths </text:p>
            <text:p>[263]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9" table:formula="of:=INFO.OBBA.OBBA.OBMAKE(&quot;optionStrike&quot;;&quot;double&quot;;[.I10])" office:value-type="string" office:string-value="optionStrike &#10;[267]" calcext:value-type="string">
            <text:p>optionStrike </text:p>
            <text:p>[267]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4">
          <table:table-cell/>
          <table:table-cell table:style-name="ce19" table:formula="of:=INFO.OBBA.OBBA.OBMAKE(&quot;td.step&quot;;&quot;double&quot;;[.C11])" office:value-type="string" office:string-value="td.step &#10;[262]" calcext:value-type="string">
            <text:p>td.step </text:p>
            <text:p>[262]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9" table:formula="of:=INFO.OBBA.OBBA.OBMAKE(&quot;initialValue&quot;;&quot;double&quot;;[.F11])" office:value-type="string" office:string-value="initialValue &#10;[264]" calcext:value-type="string">
            <text:p>initialValue </text:p>
            <text:p>[264]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19" table:formula="of:=INFO.OBBA.OBBA.OBMAKE(&quot;riskFreeRate&quot;;&quot;double&quot;;[.F12])" office:value-type="string" office:string-value="riskFreeRate &#10;[265]" calcext:value-type="string">
            <text:p>riskFreeRate </text:p>
            <text:p>[265]</text:p>
          </table:table-cell>
          <table:table-cell table:style-name="ce23" office:value-type="percentage" office:value="0.05" calcext:value-type="percentage">
            <text:p>0.05</text:p>
          </table:table-cell>
          <table:table-cell/>
          <table:table-cell table:style-name="ce18" office:value-type="string" calcext:value-type="string">
            <text:p>Object:</text:p>
          </table:table-cell>
          <table:table-cell table:style-name="ce18"/>
          <table:table-cell table:number-columns-repeated="1015"/>
        </table:table-row>
        <table:table-row table:style-name="ro4">
          <table:table-cell/>
          <table:table-cell table:style-name="ce18" office:value-type="string" calcext:value-type="string">
            <text:p>Object:</text:p>
          </table:table-cell>
          <table:table-cell table:style-name="ce18"/>
          <table:table-cell/>
          <table:table-cell table:style-name="ce19" table:formula="of:=INFO.OBBA.OBBA.OBMAKE(&quot;volatility&quot;;&quot;double&quot;;[.F13])" office:value-type="string" office:string-value="volatility &#10;[266]" calcext:value-type="string">
            <text:p>volatility </text:p>
            <text:p>[266]</text:p>
          </table:table-cell>
          <table:table-cell table:style-name="ce24" office:value-type="percentage" office:value="0.2" calcext:value-type="percentage">
            <text:p>0.2</text:p>
          </table:table-cell>
          <table:table-cell/>
          <table:table-cell table:style-name="ce19" table:formula="of:=INFO.OBBA.OBBA.OBMAKE(&quot;europeanOption&quot;;obLibs&amp;&quot;net.finmath.montecarlo.assetderivativevaluation.products.EuropeanOption&quot;;[.H9:.H10])" office:value-type="string" office:string-value="europeanOption &#10;[269]" calcext:value-type="string">
            <text:p>europeanOption </text:p>
            <text:p>[269]</text:p>
          </table:table-cell>
          <table:table-cell table:number-columns-repeated="1016"/>
        </table:table-row>
        <table:table-row table:style-name="ro5">
          <table:table-cell/>
          <table:table-cell table:style-name="ce19" table:formula="of:=INFO.OBBA.OBBA.OBMAKE(&quot;timeDiscretization&quot;;obLibs&amp;&quot;net.finmath.time.TimeDiscretization&quot;;[.B9:.B11])" office:value-type="string" office:string-value="timeDiscretization &#10;[279]" calcext:value-type="string">
            <text:p>timeDiscretization </text:p>
            <text:p>[279]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8" office:value-type="string" calcext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5">
          <table:table-cell table:number-columns-repeated="4"/>
          <table:table-cell table:style-name="ce19" table:formula="of:=INFO.OBBA.OBBA.OBMAKE(&quot;monteCarloBlackScholes&quot;;obLibs&amp;[.F7];[.E9:.E13])" office:value-type="string" office:string-value="monteCarloBlackScholes &#10;[280]" calcext:value-type="string">
            <text:p>monteCarloBlackScholes </text:p>
            <text:p>[280]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25" office:value-type="string" calcext:value-type="string">
            <text:p>Result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6" office:value-type="string" calcext:value-type="string">
            <text:p>Value:</text:p>
          </table:table-cell>
          <table:table-cell table:style-name="ce27" table:formula="of:=INFO.OBBA.OBBA.OBGET(INFO.OBBA.OBBA.OBCALL(&quot;&quot;;[.H13];&quot;getValue&quot;;[.$E$16]))" office:value-type="float" office:value="18.7754653017931" calcext:value-type="float">
            <text:p/>
          </table:table-cell>
          <table:table-cell table:formula="of:=INFO.OBBA.OBBA.OBGET(INFO.OBBA.OBBA.OBCALL(&quot;&quot;;[.H13];&quot;getValues&quot;;[.$E$16]))" office:value-type="string" office:string-value="{error=0.3547774064989867, value=18.77546530179306}" calcext:value-type="string">
            <text:p>{error=0.3547774064989867, value=18.77546530179306}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6" office:value-type="string" calcext:value-type="string">
            <text:p>Analytic Benchmark Value:</text:p>
          </table:table-cell>
          <table:table-cell table:style-name="ce27" table:formula="of:=INFO.OBBA.OBBA.OBGET(INFO.OBBA.OBBA.OBCALL(&quot;&quot;;obLibs&amp;&quot;net.finmath.functions.AnalyticFormulas&quot;;&quot;blackScholesOptionValue&quot;;[.E11];[.E12];[.E13];[.H9];[.H10]))" office:value-type="float" office:value="18.8151403570351" calcext:value-type="float">
            <text:p/>
          </table:table-cell>
          <table:table-cell table:number-columns-repeated="1015"/>
        </table:table-row>
        <table:table-row table:style-name="ro1">
          <table:table-cell table:number-columns-repeated="4"/>
          <table:table-cell>
            <draw:frame table:end-cell-address="MonteCarloBlackScholes.H36" table:end-x="0.004cm" table:end-y="0.025cm" draw:z-index="1" draw:name="Chart 2" draw:style-name="gr1" svg:width="8.473cm" svg:height="6cm" svg:x="0.005cm" svg:y="0.373cm">
              <draw:object draw:notify-on-update-of-ranges="MonteCarloBlackScholes.E39:MonteCarloBlackScholes.E59 MonteCarloBlackScholes.F39:MonteCarloBlackScholes.F5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>
            <draw:frame table:end-cell-address="MonteCarloBlackScholes.K36" table:end-x="0.003cm" table:end-y="0.025cm" draw:z-index="0" draw:name="Chart 1" draw:style-name="gr1" svg:width="8.472cm" svg:height="6cm" svg:x="0.005cm" svg:y="0.373cm">
              <draw:object draw:notify-on-update-of-ranges="MonteCarloBlackScholes.B39:MonteCarloBlackScholes.B288 MonteCarloBlackScholes.C39:MonteCarloBlackScholes.C28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4">
          <table:table-cell/>
          <table:table-cell table:style-name="ce19" table:formula="of:=INFO.OBBA.OBBA.OBCALL(&quot;underlyingValue&quot;;[.E16];&quot;getAssetValue&quot;;[.H9];INFO.OBBA.OBBA.OBMAKE(&quot;&quot;;&quot;int&quot;;0))" office:value-type="string" office:string-value="underlyingValue &#10;[284]" calcext:value-type="string">
            <text:p>underlyingValue </text:p>
            <text:p>[284]</text:p>
          </table:table-cell>
          <table:table-cell table:style-name="ce19" table:formula="of:=INFO.OBBA.OBBA.OBCALL(&quot;optionValues&quot;;[.H13];&quot;getValue&quot;;INFO.OBBA.OBBA.OBMAKE(&quot;&quot;;&quot;double&quot;;0);[.$E$16])" office:value-type="string" office:string-value="optionValues &#10;[286]" calcext:value-type="string">
            <text:p>optionValues </text:p>
            <text:p>[286]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Histogram</text:p>
          </table:table-cell>
          <table:table-cell table:number-columns-repeated="1018"/>
        </table:table-row>
        <table:table-row table:style-name="ro1">
          <table:table-cell/>
          <table:table-cell table:style-name="ce20" table:number-matrix-columns-spanned="1" table:number-matrix-rows-spanned="250" table:formula="of:=TRANSPOSE(INFO.OBBA.OBBA.OBGET(INFO.OBBA.OBBA.OBCALL(&quot;&quot;;[.B37];&quot;getRealizations&quot;)))" office:value-type="float" office:value="74.7962632612591" calcext:value-type="float">
            <text:p/>
          </table:table-cell>
          <table:table-cell table:style-name="ce20" table:number-matrix-columns-spanned="1" table:number-matrix-rows-spanned="250" table:formula="of:=TRANSPOSE(INFO.OBBA.OBBA.OBGET(INFO.OBBA.OBBA.OBCALL(&quot;&quot;;[.C37];&quot;getRealizations&quot;)))" office:value-type="float" office:value="0" calcext:value-type="float">
            <text:p/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1" table:number-matrix-columns-spanned="1" table:number-matrix-rows-spanned="21" table:formula="of:=FREQUENCY([.B39:.B288];[.E39:.E59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93.008369337114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39]+[.$E$38]" office:value-type="float" office:value="15" calcext:value-type="float">
            <text:p/>
          </table:table-cell>
          <table:table-cell table:style-name="ce21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2.426258725913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40]+[.$E$38]" office:value-type="float" office:value="30" calcext:value-type="float">
            <text:p/>
          </table:table-cell>
          <table:table-cell table:style-name="ce21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00.4652030689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41]+[.$E$38]" office:value-type="float" office:value="45" calcext:value-type="float">
            <text:p/>
          </table:table-cell>
          <table:table-cell table:style-name="ce21" office:value-type="float" office:value="4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207.248319797215" calcext:value-type="float">
            <text:p/>
          </table:table-cell>
          <table:table-cell table:style-name="ce20" office:value-type="float" office:value="64.0550558643786" calcext:value-type="float">
            <text:p/>
          </table:table-cell>
          <table:table-cell/>
          <table:table-cell table:style-name="ce21" table:formula="of:=[.E42]+[.$E$38]" office:value-type="float" office:value="60" calcext:value-type="float">
            <text:p/>
          </table:table-cell>
          <table:table-cell table:style-name="ce21" office:value-type="float" office:value="14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0.13325753394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43]+[.$E$38]" office:value-type="float" office:value="75" calcext:value-type="float">
            <text:p/>
          </table:table-cell>
          <table:table-cell table:style-name="ce21" office:value-type="float" office:value="29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6.094259332903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44]+[.$E$38]" office:value-type="float" office:value="90" calcext:value-type="float">
            <text:p/>
          </table:table-cell>
          <table:table-cell table:style-name="ce21" office:value-type="float" office:value="30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67.857886850079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45]+[.$E$38]" office:value-type="float" office:value="105" calcext:value-type="float">
            <text:p/>
          </table:table-cell>
          <table:table-cell table:style-name="ce21" office:value-type="float" office:value="36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46.881510090612" calcext:value-type="float">
            <text:p/>
          </table:table-cell>
          <table:table-cell table:style-name="ce20" office:value-type="float" office:value="17.0413371933534" calcext:value-type="float">
            <text:p/>
          </table:table-cell>
          <table:table-cell/>
          <table:table-cell table:style-name="ce21" table:formula="of:=[.E46]+[.$E$38]" office:value-type="float" office:value="120" calcext:value-type="float">
            <text:p/>
          </table:table-cell>
          <table:table-cell table:style-name="ce21" office:value-type="float" office:value="26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24.39809290926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47]+[.$E$38]" office:value-type="float" office:value="135" calcext:value-type="float">
            <text:p/>
          </table:table-cell>
          <table:table-cell table:style-name="ce21" office:value-type="float" office:value="27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46.754211490494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48]+[.$E$38]" office:value-type="float" office:value="150" calcext:value-type="float">
            <text:p/>
          </table:table-cell>
          <table:table-cell table:style-name="ce21" office:value-type="float" office:value="19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81.714163693434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49]+[.$E$38]" office:value-type="float" office:value="165" calcext:value-type="float">
            <text:p/>
          </table:table-cell>
          <table:table-cell table:style-name="ce21" office:value-type="float" office:value="16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0.215953726417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50]+[.$E$38]" office:value-type="float" office:value="180" calcext:value-type="float">
            <text:p/>
          </table:table-cell>
          <table:table-cell table:style-name="ce21" office:value-type="float" office:value="15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4.21098821277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51]+[.$E$38]" office:value-type="float" office:value="195" calcext:value-type="float">
            <text:p/>
          </table:table-cell>
          <table:table-cell table:style-name="ce21" office:value-type="float" office:value="6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30.50491795766" calcext:value-type="float">
            <text:p/>
          </table:table-cell>
          <table:table-cell table:style-name="ce20" office:value-type="float" office:value="4.28723441616955" calcext:value-type="float">
            <text:p/>
          </table:table-cell>
          <table:table-cell/>
          <table:table-cell table:style-name="ce21" table:formula="of:=[.E52]+[.$E$38]" office:value-type="float" office:value="210" calcext:value-type="float">
            <text:p/>
          </table:table-cell>
          <table:table-cell table:style-name="ce21" office:value-type="float" office:value="9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08.85220131818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53]+[.$E$38]" office:value-type="float" office:value="225" calcext:value-type="float">
            <text:p/>
          </table:table-cell>
          <table:table-cell table:style-name="ce21" office:value-type="float" office:value="6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41.503347546183" calcext:value-type="float">
            <text:p/>
          </table:table-cell>
          <table:table-cell table:style-name="ce20" office:value-type="float" office:value="12.8528199922666" calcext:value-type="float">
            <text:p/>
          </table:table-cell>
          <table:table-cell/>
          <table:table-cell table:style-name="ce21" table:formula="of:=[.E54]+[.$E$38]" office:value-type="float" office:value="240" calcext:value-type="float">
            <text:p/>
          </table:table-cell>
          <table:table-cell table:style-name="ce21" office:value-type="float" office:value="3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76.684362966683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55]+[.$E$38]" office:value-type="float" office:value="255" calcext:value-type="float">
            <text:p/>
          </table:table-cell>
          <table:table-cell table:style-name="ce21" office:value-type="float" office:value="3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98.815574158259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56]+[.$E$38]" office:value-type="float" office:value="270" calcext:value-type="float">
            <text:p/>
          </table:table-cell>
          <table:table-cell table:style-name="ce21" office:value-type="float" office:value="1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71.766793243928" calcext:value-type="float">
            <text:p/>
          </table:table-cell>
          <table:table-cell table:style-name="ce20" office:value-type="float" office:value="36.4220152001098" calcext:value-type="float">
            <text:p/>
          </table:table-cell>
          <table:table-cell/>
          <table:table-cell table:style-name="ce21" table:formula="of:=[.E57]+[.$E$38]" office:value-type="float" office:value="285" calcext:value-type="float">
            <text:p/>
          </table:table-cell>
          <table:table-cell table:style-name="ce21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79.302536361455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/>
          <table:table-cell table:style-name="ce21" table:formula="of:=[.E58]+[.$E$38]" office:value-type="float" office:value="300" calcext:value-type="float">
            <text:p/>
          </table:table-cell>
          <table:table-cell table:style-name="ce21" office:value-type="float" office:value="4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41.207713509102" calcext:value-type="float">
            <text:p/>
          </table:table-cell>
          <table:table-cell table:style-name="ce20" office:value-type="float" office:value="12.622579972685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6.331328827297" calcext:value-type="float">
            <text:p/>
          </table:table-cell>
          <table:table-cell table:style-name="ce20" office:value-type="float" office:value="63.340902578936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625811971512" calcext:value-type="float">
            <text:p/>
          </table:table-cell>
          <table:table-cell table:style-name="ce20" office:value-type="float" office:value="0.487382853468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7.242366445518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7.326224866528" calcext:value-type="float">
            <text:p/>
          </table:table-cell>
          <table:table-cell table:style-name="ce20" office:value-type="float" office:value="64.115728393364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438832050284" calcext:value-type="float">
            <text:p/>
          </table:table-cell>
          <table:table-cell table:style-name="ce20" office:value-type="float" office:value="0.341762744397937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8.255826460036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1.192326107396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689463562129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9.879959791808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28179694107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313006060081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0.495630163657" calcext:value-type="float">
            <text:p/>
          </table:table-cell>
          <table:table-cell table:style-name="ce20" office:value-type="float" office:value="35.43203239778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5.825178652667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0.18912785545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3.66466514509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7.620704319227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3.76047029676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024123327939" calcext:value-type="float">
            <text:p/>
          </table:table-cell>
          <table:table-cell table:style-name="ce20" office:value-type="float" office:value="0.018787266689221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21925598808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5.6318857846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7.386709651934" calcext:value-type="float">
            <text:p/>
          </table:table-cell>
          <table:table-cell table:style-name="ce20" office:value-type="float" office:value="64.162833991602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9.296164426705" calcext:value-type="float">
            <text:p/>
          </table:table-cell>
          <table:table-cell table:style-name="ce20" office:value-type="float" office:value="11.133864050435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51966907328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09301982317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4.353385491083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2.480976674788" calcext:value-type="float">
            <text:p/>
          </table:table-cell>
          <table:table-cell table:style-name="ce20" office:value-type="float" office:value="13.614198323177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42381597673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329603934969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504708952053" calcext:value-type="float">
            <text:p/>
          </table:table-cell>
          <table:table-cell table:style-name="ce20" office:value-type="float" office:value="29.208696700724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766194522753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4.865929241184" calcext:value-type="float">
            <text:p/>
          </table:table-cell>
          <table:table-cell table:style-name="ce20" office:value-type="float" office:value="15.471601249474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261524400637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4.708516620132" calcext:value-type="float">
            <text:p/>
          </table:table-cell>
          <table:table-cell table:style-name="ce20" office:value-type="float" office:value="7.5610003462205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454698009819" calcext:value-type="float">
            <text:p/>
          </table:table-cell>
          <table:table-cell table:style-name="ce20" office:value-type="float" office:value="3.46932229839338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156583079687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0.19908829526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6.13715390133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0.92592455639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2.04484839388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653777761545" calcext:value-type="float">
            <text:p/>
          </table:table-cell>
          <table:table-cell table:style-name="ce20" office:value-type="float" office:value="42.564404918501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871060591271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4.037719032488" calcext:value-type="float">
            <text:p/>
          </table:table-cell>
          <table:table-cell table:style-name="ce20" office:value-type="float" office:value="22.614598321108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0.301023895364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7.945329266736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5.666856424416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9.972634418176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4.25584938096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8.53632438749" calcext:value-type="float">
            <text:p/>
          </table:table-cell>
          <table:table-cell table:style-name="ce20" office:value-type="float" office:value="2.7540922021720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9.17144471052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7.459265228153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6.991750294832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213785141463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69470210640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4.486269506684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992396390606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314910633484" calcext:value-type="float">
            <text:p/>
          </table:table-cell>
          <table:table-cell table:style-name="ce20" office:value-type="float" office:value="25.94567848931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598612651717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1.229867294239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1.969683812926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703667534824" calcext:value-type="float">
            <text:p/>
          </table:table-cell>
          <table:table-cell table:style-name="ce20" office:value-type="float" office:value="16.124032488570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55545350197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9.567596568280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8.09077006467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6.289307437993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777588634023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5.747240853064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4.061641099234" calcext:value-type="float">
            <text:p/>
          </table:table-cell>
          <table:table-cell table:style-name="ce20" office:value-type="float" office:value="38.209244506851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6.518636692537" calcext:value-type="float">
            <text:p/>
          </table:table-cell>
          <table:table-cell table:style-name="ce20" office:value-type="float" office:value="16.758731106776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2528044627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3.206312722852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5.988817063298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096889044548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6.545069603253" calcext:value-type="float">
            <text:p/>
          </table:table-cell>
          <table:table-cell table:style-name="ce20" office:value-type="float" office:value="8.9913092476276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0.025809083941" calcext:value-type="float">
            <text:p/>
          </table:table-cell>
          <table:table-cell table:style-name="ce20" office:value-type="float" office:value="3.9141040501403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5.500044548888" calcext:value-type="float">
            <text:p/>
          </table:table-cell>
          <table:table-cell table:style-name="ce20" office:value-type="float" office:value="132.78556820838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4.170374119769" calcext:value-type="float">
            <text:p/>
          </table:table-cell>
          <table:table-cell table:style-name="ce20" office:value-type="float" office:value="92.809980683388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2.726315468911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9.104918684060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762575225563" calcext:value-type="float">
            <text:p/>
          </table:table-cell>
          <table:table-cell table:style-name="ce20" office:value-type="float" office:value="26.29432002417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3.5850382635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774739290565" calcext:value-type="float">
            <text:p/>
          </table:table-cell>
          <table:table-cell table:style-name="ce20" office:value-type="float" office:value="42.658609852024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4.222605023147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593234198625" calcext:value-type="float">
            <text:p/>
          </table:table-cell>
          <table:table-cell table:style-name="ce20" office:value-type="float" office:value="20.7108316182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7.520829634888" calcext:value-type="float">
            <text:p/>
          </table:table-cell>
          <table:table-cell table:style-name="ce20" office:value-type="float" office:value="9.7512319243546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347262681513" calcext:value-type="float">
            <text:p/>
          </table:table-cell>
          <table:table-cell table:style-name="ce20" office:value-type="float" office:value="15.846464109722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115216426271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458238407635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0.613811214164" calcext:value-type="float">
            <text:p/>
          </table:table-cell>
          <table:table-cell table:style-name="ce20" office:value-type="float" office:value="4.37204056960572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65037413175" calcext:value-type="float">
            <text:p/>
          </table:table-cell>
          <table:table-cell table:style-name="ce20" office:value-type="float" office:value="26.206937724452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3.239401638636" calcext:value-type="float">
            <text:p/>
          </table:table-cell>
          <table:table-cell table:style-name="ce20" office:value-type="float" office:value="131.02497773963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8.569205204937" calcext:value-type="float">
            <text:p/>
          </table:table-cell>
          <table:table-cell table:style-name="ce20" office:value-type="float" office:value="10.567707639261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5.961629873930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421692020174" calcext:value-type="float">
            <text:p/>
          </table:table-cell>
          <table:table-cell table:style-name="ce20" office:value-type="float" office:value="29.1440430491687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2.016793796726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0.777854129767" calcext:value-type="float">
            <text:p/>
          </table:table-cell>
          <table:table-cell table:style-name="ce20" office:value-type="float" office:value="20.07581298216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8.294060515958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6.286817754028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785734404816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8.511706990675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9.561667630115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1.045651893504" calcext:value-type="float">
            <text:p/>
          </table:table-cell>
          <table:table-cell table:style-name="ce20" office:value-type="float" office:value="35.860389751694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8.166215581259" calcext:value-type="float">
            <text:p/>
          </table:table-cell>
          <table:table-cell table:style-name="ce20" office:value-type="float" office:value="41.405890327627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965787545375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0.87545932811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042786991367" calcext:value-type="float">
            <text:p/>
          </table:table-cell>
          <table:table-cell table:style-name="ce20" office:value-type="float" office:value="3.1485256746678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2.045060104741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5.415819656737" calcext:value-type="float">
            <text:p/>
          </table:table-cell>
          <table:table-cell table:style-name="ce20" office:value-type="float" office:value="39.263879827853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207359320536" calcext:value-type="float">
            <text:p/>
          </table:table-cell>
          <table:table-cell table:style-name="ce20" office:value-type="float" office:value="15.737507262638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093098462766" calcext:value-type="float">
            <text:p/>
          </table:table-cell>
          <table:table-cell table:style-name="ce20" office:value-type="float" office:value="3.1877082879906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5.16605008868" calcext:value-type="float">
            <text:p/>
          </table:table-cell>
          <table:table-cell table:style-name="ce20" office:value-type="float" office:value="23.493343431235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92537188963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8.433477968875" calcext:value-type="float">
            <text:p/>
          </table:table-cell>
          <table:table-cell table:style-name="ce20" office:value-type="float" office:value="96.1300892993872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6.754725636369" calcext:value-type="float">
            <text:p/>
          </table:table-cell>
          <table:table-cell table:style-name="ce20" office:value-type="float" office:value="32.51861302253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784648176885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82013954403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536428009098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66110801452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3.612490293303" calcext:value-type="float">
            <text:p/>
          </table:table-cell>
          <table:table-cell table:style-name="ce20" office:value-type="float" office:value="6.7074141846189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41219191489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2.063710870812" calcext:value-type="float">
            <text:p/>
          </table:table-cell>
          <table:table-cell table:style-name="ce20" office:value-type="float" office:value="44.44126271114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6.482702679428" calcext:value-type="float">
            <text:p/>
          </table:table-cell>
          <table:table-cell table:style-name="ce20" office:value-type="float" office:value="24.518753499942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16770600153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9.461150358714" calcext:value-type="float">
            <text:p/>
          </table:table-cell>
          <table:table-cell table:style-name="ce20" office:value-type="float" office:value="57.9904022077638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3.677721895541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9.224466311814" calcext:value-type="float">
            <text:p/>
          </table:table-cell>
          <table:table-cell table:style-name="ce20" office:value-type="float" office:value="65.594080317412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0376760987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3.148348637961" calcext:value-type="float">
            <text:p/>
          </table:table-cell>
          <table:table-cell table:style-name="ce20" office:value-type="float" office:value="76.438010776409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36.600683283844" calcext:value-type="float">
            <text:p/>
          </table:table-cell>
          <table:table-cell table:style-name="ce20" office:value-type="float" office:value="86.9146995327612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3.366253701154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5.6414534646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698437137646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68320987248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2.348755451282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1.829404105735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6.753925956393" calcext:value-type="float">
            <text:p/>
          </table:table-cell>
          <table:table-cell table:style-name="ce20" office:value-type="float" office:value="63.6700215540007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3.48166461425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4.04919095615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3.635727802871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6.89236572379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2.733893447757" calcext:value-type="float">
            <text:p/>
          </table:table-cell>
          <table:table-cell table:style-name="ce20" office:value-type="float" office:value="52.751209257588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7.100635444490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1.306735691275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254745328985" calcext:value-type="float">
            <text:p/>
          </table:table-cell>
          <table:table-cell table:style-name="ce20" office:value-type="float" office:value="15.774411523125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8.067404176016" calcext:value-type="float">
            <text:p/>
          </table:table-cell>
          <table:table-cell table:style-name="ce20" office:value-type="float" office:value="49.116943758562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621263699062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28.233160127836" calcext:value-type="float">
            <text:p/>
          </table:table-cell>
          <table:table-cell table:style-name="ce20" office:value-type="float" office:value="158.27814425363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367906932633" calcext:value-type="float">
            <text:p/>
          </table:table-cell>
          <table:table-cell table:style-name="ce20" office:value-type="float" office:value="0.28652620723208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2.76207571026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59.783692366855" calcext:value-type="float">
            <text:p/>
          </table:table-cell>
          <table:table-cell table:style-name="ce20" office:value-type="float" office:value="104.969645160562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875361284853" calcext:value-type="float">
            <text:p/>
          </table:table-cell>
          <table:table-cell table:style-name="ce20" office:value-type="float" office:value="29.4973610277562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2.981004376676" calcext:value-type="float">
            <text:p/>
          </table:table-cell>
          <table:table-cell table:style-name="ce20" office:value-type="float" office:value="37.367643781107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3.60520084633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5.612303891797" calcext:value-type="float">
            <text:p/>
          </table:table-cell>
          <table:table-cell table:style-name="ce20" office:value-type="float" office:value="31.628894073265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8.624982323343" calcext:value-type="float">
            <text:p/>
          </table:table-cell>
          <table:table-cell table:style-name="ce20" office:value-type="float" office:value="57.339193887037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2.212494826334" calcext:value-type="float">
            <text:p/>
          </table:table-cell>
          <table:table-cell table:style-name="ce20" office:value-type="float" office:value="13.405104449361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354467244081" calcext:value-type="float">
            <text:p/>
          </table:table-cell>
          <table:table-cell table:style-name="ce20" office:value-type="float" office:value="0.27605936726311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36261377358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2.360629794318" calcext:value-type="float">
            <text:p/>
          </table:table-cell>
          <table:table-cell table:style-name="ce20" office:value-type="float" office:value="130.340589539138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6.19495192472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2.202726167104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3.888791973262" calcext:value-type="float">
            <text:p/>
          </table:table-cell>
          <table:table-cell table:style-name="ce20" office:value-type="float" office:value="38.074629472191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5.852102738592" calcext:value-type="float">
            <text:p/>
          </table:table-cell>
          <table:table-cell table:style-name="ce20" office:value-type="float" office:value="39.603657433642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94475413915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0.00608065573" calcext:value-type="float">
            <text:p/>
          </table:table-cell>
          <table:table-cell table:style-name="ce20" office:value-type="float" office:value="3.8987395348010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69131305244" calcext:value-type="float">
            <text:p/>
          </table:table-cell>
          <table:table-cell table:style-name="ce20" office:value-type="float" office:value="20.787215506444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1.844128690469" calcext:value-type="float">
            <text:p/>
          </table:table-cell>
          <table:table-cell table:style-name="ce20" office:value-type="float" office:value="5.3302127835785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6.802899874276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15251925867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27185721431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62716286769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9.175158790002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7.784588591767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5.934819313645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0.895441240116" calcext:value-type="float">
            <text:p/>
          </table:table-cell>
          <table:table-cell table:style-name="ce20" office:value-type="float" office:value="66.895436900065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23398626821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8.145849670906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8.48246683643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1.73384896233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525804837963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0.333780485441" calcext:value-type="float">
            <text:p/>
          </table:table-cell>
          <table:table-cell table:style-name="ce20" office:value-type="float" office:value="58.670007233790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9.76125838157" calcext:value-type="float">
            <text:p/>
          </table:table-cell>
          <table:table-cell table:style-name="ce20" office:value-type="float" office:value="73.800142232398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7.014403382542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3.016359566601" calcext:value-type="float">
            <text:p/>
          </table:table-cell>
          <table:table-cell table:style-name="ce20" office:value-type="float" office:value="68.547209753563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31.330815664331" calcext:value-type="float">
            <text:p/>
          </table:table-cell>
          <table:table-cell table:style-name="ce20" office:value-type="float" office:value="82.8105225040021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6.526931882390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103591978333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8.389402074651" calcext:value-type="float">
            <text:p/>
          </table:table-cell>
          <table:table-cell table:style-name="ce20" office:value-type="float" office:value="49.367715974166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6.605311216907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9.615796506072" calcext:value-type="float">
            <text:p/>
          </table:table-cell>
          <table:table-cell table:style-name="ce20" office:value-type="float" office:value="19.170801594855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6.6794398198706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740278321088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4.435170008867" calcext:value-type="float">
            <text:p/>
          </table:table-cell>
          <table:table-cell table:style-name="ce20" office:value-type="float" office:value="131.956243082742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17155979178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4.200270922742" calcext:value-type="float">
            <text:p/>
          </table:table-cell>
          <table:table-cell table:style-name="ce20" office:value-type="float" office:value="77.257248675527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32.559534672865" calcext:value-type="float">
            <text:p/>
          </table:table-cell>
          <table:table-cell table:style-name="ce20" office:value-type="float" office:value="83.7674498300232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8.014651836394" calcext:value-type="float">
            <text:p/>
          </table:table-cell>
          <table:table-cell table:style-name="ce20" office:value-type="float" office:value="33.499844533727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2.64571649641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344897913887" calcext:value-type="float">
            <text:p/>
          </table:table-cell>
          <table:table-cell table:style-name="ce20" office:value-type="float" office:value="20.5174271252717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1.187887552993" calcext:value-type="float">
            <text:p/>
          </table:table-cell>
          <table:table-cell table:style-name="ce20" office:value-type="float" office:value="4.8191316718287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0.614644544245" calcext:value-type="float">
            <text:p/>
          </table:table-cell>
          <table:table-cell table:style-name="ce20" office:value-type="float" office:value="12.160697398439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587269882348" calcext:value-type="float">
            <text:p/>
          </table:table-cell>
          <table:table-cell table:style-name="ce20" office:value-type="float" office:value="16.033381905674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327810220508" calcext:value-type="float">
            <text:p/>
          </table:table-cell>
          <table:table-cell table:style-name="ce20" office:value-type="float" office:value="15.831314517858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1.999860631717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9.121231525746" calcext:value-type="float">
            <text:p/>
          </table:table-cell>
          <table:table-cell table:style-name="ce20" office:value-type="float" office:value="26.5736418316118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9.5156216322709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273479075853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704332256248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1.140101213253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9.532694050420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6552759814" calcext:value-type="float">
            <text:p/>
          </table:table-cell>
          <table:table-cell table:style-name="ce20" office:value-type="float" office:value="29.325958421083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1.561489970745" calcext:value-type="float">
            <text:p/>
          </table:table-cell>
          <table:table-cell table:style-name="ce20" office:value-type="float" office:value="90.778179665185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0.139701059702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0.966425485119" calcext:value-type="float">
            <text:p/>
          </table:table-cell>
          <table:table-cell table:style-name="ce20" office:value-type="float" office:value="43.586695993518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1.765074685130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9.598584842686" calcext:value-type="float">
            <text:p/>
          </table:table-cell>
          <table:table-cell table:style-name="ce20" office:value-type="float" office:value="26.9454049686459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7.863807953973" calcext:value-type="float">
            <text:p/>
          </table:table-cell>
          <table:table-cell table:style-name="ce20" office:value-type="float" office:value="72.3224063535465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741050073077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415447563828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04.188817225789" calcext:value-type="float">
            <text:p/>
          </table:table-cell>
          <table:table-cell table:style-name="ce20" office:value-type="float" office:value="139.552391173083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90840612217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0.353880971119" calcext:value-type="float">
            <text:p/>
          </table:table-cell>
          <table:table-cell table:style-name="ce20" office:value-type="float" office:value="43.1096458463486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7392513817568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4.8709992547063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4.97377843157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2755160519791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546320519592" calcext:value-type="float">
            <text:p/>
          </table:table-cell>
          <table:table-cell table:style-name="ce20" office:value-type="float" office:value="42.4807171343224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4.417558604425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0.642397104144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number-columns-repeated="1021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0" number:min-integer-digits="1" number:grouping="true"/>
      <number:text> </number:text>
    </number:number-style>
    <number:number-style style:name="N118P1" style:volatile="true">
      <number:text> $(</number:text>
      <number:number number:decimal-places="0" number:min-integer-digits="1" number:grouping="true"/>
      <number:text>)</number:text>
    </number:number-style>
    <number:number-style style:name="N118P2" style:volatile="true">
      <number:text> $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">
      <number:scientific-number number:decimal-places="1" number:min-integer-digits="3" number:min-exponent-digits="1"/>
    </number:number-style>
    <number:number-style style:name="N131P0" style:volatile="true">
      <number:text>€ </number:text>
      <number:number number:decimal-places="0" number:min-integer-digits="1" number:grouping="true"/>
    </number:number-style>
    <number:number-style style:name="N131">
      <number:text>-€ 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€ </number:text>
      <number:number number:decimal-places="0" number:min-integer-digits="1" number:grouping="true"/>
    </number:number-style>
    <number:number-style style:name="N132">
      <style:text-properties fo:color="#ff0000"/>
      <number:text>-€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€ </number:text>
      <number:number number:decimal-places="2" number:min-integer-digits="1" number:grouping="true"/>
    </number:number-style>
    <number:number-style style:name="N134">
      <number:text>-€ 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€ </number:text>
      <number:number number:decimal-places="2" number:min-integer-digits="1" number:grouping="true"/>
    </number:number-style>
    <number:number-style style:name="N135">
      <style:text-properties fo:color="#ff0000"/>
      <number:text>-€ </number:text>
      <number:number number:decimal-places="2" number:min-integer-digits="1" number:grouping="true"/>
      <style:map style:condition="value()&gt;=0" style:apply-style-name="N135P0"/>
    </number:number-style>
    <number:number-style style:name="N139P0" style:volatile="true">
      <number:text> € </number:text>
      <number:number number:decimal-places="0" number:min-integer-digits="1" number:grouping="true"/>
      <number:text> </number:text>
    </number:number-style>
    <number:number-style style:name="N139P1" style:volatile="true">
      <number:text>-€ </number:text>
      <number:number number:decimal-places="0" number:min-integer-digits="1" number:grouping="true"/>
      <number:text> </number:text>
    </number:number-style>
    <number:number-style style:name="N139P2" style:volatile="true">
      <number:text> €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-€ </number:text>
      <number:number number:decimal-places="2" number:min-integer-digits="1" number:grouping="true"/>
      <number:text> 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3" number:min-integer-digits="1"/>
    </number:number-style>
    <number:number-style style:name="N151">
      <number:number number:decimal-places="1" number:min-integer-digits="1"/>
    </number:number-style>
    <number:currency-style style:name="N15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2P0"/>
    </number:currency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 style:data-style-name="N2" text:time-value="12:28:59.77037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6T12:29:12.315627000</dc:date>
    <meta:generator>LibreOffice/4.2.0.1$MacOSX_x86 LibreOffice_project/7bf567613a536ded11709b952950c9e8f7181a4a</meta:generator>
    <meta:editing-duration>PT41S</meta:editing-duration>
    <meta:editing-cycles>4</meta:editing-cycles>
    <meta:document-statistic meta:table-count="2" meta:cell-count="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1">
      <number:number number: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1">
      <style:chart-properties chart:display-label="true" chart:logarithmic="false" chart:reverse-direction="false" text:line-break="fals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1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44cm" svg:height="5.98cm" xlink:href=".." xlink:type="simple" chart:class="chart:scatter" chart:style-name="ch1">
        <chart:title svg:x="2.794cm" svg:y="0.252cm" chart:style-name="ch2">
          <text:p>European Option Payoff</text:p>
        </chart:title>
        <chart:plot-area chart:style-name="ch3" table:cell-range-address="MonteCarloBlackScholes.B39:MonteCarloBlackScholes.C288" svg:x="0.088cm" svg:y="0.98cm" svg:width="8.356cm" svg:height="4.515cm">
          <chartooo:coordinate-region svg:x="1.055cm" svg:y="1.142cm" svg:width="7.029cm" svg:height="3.78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39:MonteCarloBlackScholes.C288" chart:class="chart:scatter">
            <chart:domain table:cell-range-address="MonteCarloBlackScholes.B39:MonteCarloBlackScholes.B288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7962632612591">
                <text:p>74.7962632612591</text:p>
                <draw:g>
                  <svg:desc>MonteCarloBlackScholes.B39:MonteCarloBlackScholes.B288</svg:desc>
                </draw:g>
              </table:table-cell>
              <table:table-cell office:value-type="float" office:value="0">
                <text:p>0</text:p>
                <draw:g>
                  <svg:desc>MonteCarloBlackScholes.C39:MonteCarloBlackScholes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0083693371148">
                <text:p>93.008369337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4262587259132">
                <text:p>52.426258725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46520306894">
                <text:p>100.46520306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.248319797215">
                <text:p>207.248319797215</text:p>
              </table:table-cell>
              <table:table-cell office:value-type="float" office:value="64.0550558643786">
                <text:p>64.0550558643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133257533941">
                <text:p>110.13325753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0942593329034">
                <text:p>56.094259332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578868500795">
                <text:p>67.857886850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.881510090612">
                <text:p>146.881510090612</text:p>
              </table:table-cell>
              <table:table-cell office:value-type="float" office:value="17.0413371933534">
                <text:p>17.0413371933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398092909264">
                <text:p>124.398092909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7542114904943">
                <text:p>46.754211490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41636934347">
                <text:p>81.7141636934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159537264171">
                <text:p>50.215953726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210988212773">
                <text:p>114.210988212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50491795766">
                <text:p>130.50491795766</text:p>
              </table:table-cell>
              <table:table-cell office:value-type="float" office:value="4.28723441616955">
                <text:p>4.28723441616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852201318182">
                <text:p>108.8522013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503347546183">
                <text:p>141.503347546183</text:p>
              </table:table-cell>
              <table:table-cell office:value-type="float" office:value="12.8528199922666">
                <text:p>12.8528199922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6843629666837">
                <text:p>76.684362966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8155741582596">
                <text:p>98.815574158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.766793243928">
                <text:p>171.766793243928</text:p>
              </table:table-cell>
              <table:table-cell office:value-type="float" office:value="36.4220152001098">
                <text:p>36.4220152001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3025363614558">
                <text:p>79.302536361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207713509102">
                <text:p>141.207713509102</text:p>
              </table:table-cell>
              <table:table-cell office:value-type="float" office:value="12.6225799726854">
                <text:p>12.6225799726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.331328827297">
                <text:p>206.331328827297</text:p>
              </table:table-cell>
              <table:table-cell office:value-type="float" office:value="63.3409025789369">
                <text:p>63.3409025789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.625811971512">
                <text:p>125.625811971512</text:p>
              </table:table-cell>
              <table:table-cell office:value-type="float" office:value="0.4873828534689">
                <text:p>0.4873828534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2423664455184">
                <text:p>67.2423664455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.326224866528">
                <text:p>207.326224866528</text:p>
              </table:table-cell>
              <table:table-cell office:value-type="float" office:value="64.1157283933649">
                <text:p>64.1157283933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.438832050284">
                <text:p>125.438832050284</text:p>
              </table:table-cell>
              <table:table-cell office:value-type="float" office:value="0.341762744397937">
                <text:p>0.341762744397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2558264600366">
                <text:p>68.255826460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1923261073962">
                <text:p>81.192326107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6894635621295">
                <text:p>96.689463562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8799597918084">
                <text:p>79.879959791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281796941079">
                <text:p>90.28179694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3130060600819">
                <text:p>82.3130060600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495630163657">
                <text:p>170.495630163657</text:p>
              </table:table-cell>
              <table:table-cell office:value-type="float" office:value="35.432032397783">
                <text:p>35.432032397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8251786526677">
                <text:p>55.8251786526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.189127855455">
                <text:p>110.18912785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664665145091">
                <text:p>113.664665145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6207043192276">
                <text:p>87.620704319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760470296769">
                <text:p>103.760470296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024123327939">
                <text:p>125.024123327939</text:p>
              </table:table-cell>
              <table:table-cell office:value-type="float" office:value="0.0187872666892215">
                <text:p>0.0187872666892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219255988081">
                <text:p>116.21925598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3188578468">
                <text:p>115.6318857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.386709651934">
                <text:p>207.386709651934</text:p>
              </table:table-cell>
              <table:table-cell office:value-type="float" office:value="64.1628339916025">
                <text:p>64.1628339916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296164426705">
                <text:p>139.296164426705</text:p>
              </table:table-cell>
              <table:table-cell office:value-type="float" office:value="11.1338640504355">
                <text:p>11.1338640504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519669073286">
                <text:p>88.51966907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093019823173">
                <text:p>88.09301982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3533854910831">
                <text:p>74.3533854910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480976674788">
                <text:p>142.480976674788</text:p>
              </table:table-cell>
              <table:table-cell office:value-type="float" office:value="13.6141983231775">
                <text:p>13.6141983231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.423815976731">
                <text:p>101.423815976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3296039349693">
                <text:p>72.3296039349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.504708952053">
                <text:p>162.504708952053</text:p>
              </table:table-cell>
              <table:table-cell office:value-type="float" office:value="29.2086967007241">
                <text:p>29.2086967007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7661945227537">
                <text:p>82.7661945227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.865929241184">
                <text:p>144.865929241184</text:p>
              </table:table-cell>
              <table:table-cell office:value-type="float" office:value="15.4716012494749">
                <text:p>15.4716012494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2615244006372">
                <text:p>96.2615244006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.708516620132">
                <text:p>134.708516620132</text:p>
              </table:table-cell>
              <table:table-cell office:value-type="float" office:value="7.56100034622055">
                <text:p>7.56100034622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454698009819">
                <text:p>129.454698009819</text:p>
              </table:table-cell>
              <table:table-cell office:value-type="float" office:value="3.46932229839338">
                <text:p>3.46932229839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1565830796878">
                <text:p>88.1565830796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99088295267">
                <text:p>60.199088295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137153901335">
                <text:p>36.13715390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925924556398">
                <text:p>120.925924556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44848393887">
                <text:p>122.04484839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.653777761545">
                <text:p>179.653777761545</text:p>
              </table:table-cell>
              <table:table-cell office:value-type="float" office:value="42.5644049185019">
                <text:p>42.5644049185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8710605912711">
                <text:p>82.871060591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.037719032488">
                <text:p>154.037719032488</text:p>
              </table:table-cell>
              <table:table-cell office:value-type="float" office:value="22.6145983211089">
                <text:p>22.6145983211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3010238953646">
                <text:p>80.301023895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453292667369">
                <text:p>57.9453292667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6668564244163">
                <text:p>75.666856424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9726344181769">
                <text:p>69.972634418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255849380964">
                <text:p>114.255849380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.53632438749">
                <text:p>128.53632438749</text:p>
              </table:table-cell>
              <table:table-cell office:value-type="float" office:value="2.75409220217203">
                <text:p>2.754092202172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.171444710521">
                <text:p>109.17144471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4592652281536">
                <text:p>57.459265228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9917502948328">
                <text:p>46.991750294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2137851414631">
                <text:p>70.2137851414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.694702106407">
                <text:p>101.69470210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4862695066843">
                <text:p>94.4862695066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9923963906069">
                <text:p>95.9923963906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.314910633484">
                <text:p>158.314910633484</text:p>
              </table:table-cell>
              <table:table-cell office:value-type="float" office:value="25.945678489311">
                <text:p>25.945678489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.5986126517171">
                <text:p>72.5986126517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298672942391">
                <text:p>61.229867294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9696838129268">
                <text:p>61.969683812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03667534824">
                <text:p>145.703667534824</text:p>
              </table:table-cell>
              <table:table-cell office:value-type="float" office:value="16.1240324885706">
                <text:p>16.1240324885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555453501971">
                <text:p>123.55545350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5675965682806">
                <text:p>99.567596568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090770064678">
                <text:p>118.090770064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2893074379934">
                <text:p>56.289307437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.7775886340231">
                <text:p>65.777588634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7472408530648">
                <text:p>75.7472408530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.061641099234">
                <text:p>174.061641099234</text:p>
              </table:table-cell>
              <table:table-cell office:value-type="float" office:value="38.2092445068514">
                <text:p>38.2092445068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.518636692537">
                <text:p>146.518636692537</text:p>
              </table:table-cell>
              <table:table-cell office:value-type="float" office:value="16.7587311067769">
                <text:p>16.75873110677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.25280446272">
                <text:p>107.25280446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2063127228529">
                <text:p>73.2063127228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888170632986">
                <text:p>45.98881706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0968890445485">
                <text:p>70.0968890445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.545069603253">
                <text:p>136.545069603253</text:p>
              </table:table-cell>
              <table:table-cell office:value-type="float" office:value="8.99130924762763">
                <text:p>8.99130924762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025809083941">
                <text:p>130.025809083941</text:p>
              </table:table-cell>
              <table:table-cell office:value-type="float" office:value="3.91410405014034">
                <text:p>3.91410405014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.500044548888">
                <text:p>295.500044548888</text:p>
              </table:table-cell>
              <table:table-cell office:value-type="float" office:value="132.785568208384">
                <text:p>132.785568208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.170374119769">
                <text:p>244.170374119769</text:p>
              </table:table-cell>
              <table:table-cell office:value-type="float" office:value="92.8099806833886">
                <text:p>92.8099806833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7263154689112">
                <text:p>52.726315468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1049186840608">
                <text:p>89.1049186840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.762575225563">
                <text:p>158.762575225563</text:p>
              </table:table-cell>
              <table:table-cell office:value-type="float" office:value="26.294320024176">
                <text:p>26.294320024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8503826352">
                <text:p>113.58503826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.774739290565">
                <text:p>179.774739290565</text:p>
              </table:table-cell>
              <table:table-cell office:value-type="float" office:value="42.6586098520243">
                <text:p>42.6586098520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.2226050231473">
                <text:p>94.222605023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.593234198625">
                <text:p>151.593234198625</text:p>
              </table:table-cell>
              <table:table-cell office:value-type="float" office:value="20.71083161829">
                <text:p>20.710831618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.520829634888">
                <text:p>137.520829634888</text:p>
              </table:table-cell>
              <table:table-cell office:value-type="float" office:value="9.75123192435461">
                <text:p>9.751231924354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.347262681513">
                <text:p>145.347262681513</text:p>
              </table:table-cell>
              <table:table-cell office:value-type="float" office:value="15.8464641097221">
                <text:p>15.84646410972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1152164262714">
                <text:p>88.115216426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4582384076357">
                <text:p>82.4582384076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.613811214164">
                <text:p>130.613811214164</text:p>
              </table:table-cell>
              <table:table-cell office:value-type="float" office:value="4.37204056960572">
                <text:p>4.372040569605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.65037413175">
                <text:p>158.65037413175</text:p>
              </table:table-cell>
              <table:table-cell office:value-type="float" office:value="26.2069377244524">
                <text:p>26.20693772445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.239401638636">
                <text:p>293.239401638636</text:p>
              </table:table-cell>
              <table:table-cell office:value-type="float" office:value="131.024977739634">
                <text:p>131.0249777396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.569205204937">
                <text:p>138.569205204937</text:p>
              </table:table-cell>
              <table:table-cell office:value-type="float" office:value="10.5677076392615">
                <text:p>10.56770763926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9616298739304">
                <text:p>85.961629873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.421692020174">
                <text:p>162.421692020174</text:p>
              </table:table-cell>
              <table:table-cell office:value-type="float" office:value="29.1440430491687">
                <text:p>29.14404304916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0167937967265">
                <text:p>62.016793796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.777854129767">
                <text:p>150.777854129767</text:p>
              </table:table-cell>
              <table:table-cell office:value-type="float" office:value="20.075812982163">
                <text:p>20.075812982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2940605159585">
                <text:p>98.294060515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2868177540281">
                <text:p>36.2868177540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.7857344048162">
                <text:p>82.7857344048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.5117069906753">
                <text:p>98.5117069906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616676301151">
                <text:p>39.561667630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045651893504">
                <text:p>171.045651893504</text:p>
              </table:table-cell>
              <table:table-cell office:value-type="float" office:value="35.8603897516944">
                <text:p>35.86038975169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8.166215581259">
                <text:p>178.166215581259</text:p>
              </table:table-cell>
              <table:table-cell office:value-type="float" office:value="41.4058903276279">
                <text:p>41.405890327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9657875453755">
                <text:p>97.965787545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875459328114">
                <text:p>60.87545932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.042786991367">
                <text:p>129.042786991367</text:p>
              </table:table-cell>
              <table:table-cell office:value-type="float" office:value="3.14852567466784">
                <text:p>3.14852567466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0450601047413">
                <text:p>92.0450601047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.415819656737">
                <text:p>175.415819656737</text:p>
              </table:table-cell>
              <table:table-cell office:value-type="float" office:value="39.2638798278536">
                <text:p>39.26387982785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.207359320536">
                <text:p>145.207359320536</text:p>
              </table:table-cell>
              <table:table-cell office:value-type="float" office:value="15.7375072626389">
                <text:p>15.73750726263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093098462766">
                <text:p>129.093098462766</text:p>
              </table:table-cell>
              <table:table-cell office:value-type="float" office:value="3.18770828799065">
                <text:p>3.18770828799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16605008868">
                <text:p>155.16605008868</text:p>
              </table:table-cell>
              <table:table-cell office:value-type="float" office:value="23.4933434312351">
                <text:p>23.49334343123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925371889634">
                <text:p>102.925371889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8.433477968875">
                <text:p>248.433477968875</text:p>
              </table:table-cell>
              <table:table-cell office:value-type="float" office:value="96.1300892993872">
                <text:p>96.1300892993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.754725636369">
                <text:p>166.754725636369</text:p>
              </table:table-cell>
              <table:table-cell office:value-type="float" office:value="32.518613022536">
                <text:p>32.5186130225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7846481768852">
                <text:p>96.78464817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.820139544036">
                <text:p>111.8201395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5364280090986">
                <text:p>82.5364280090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661108014523">
                <text:p>123.661108014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612490293303">
                <text:p>133.612490293303</text:p>
              </table:table-cell>
              <table:table-cell office:value-type="float" office:value="6.70741418461895">
                <text:p>6.707414184618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.412191914897">
                <text:p>117.412191914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.063710870812">
                <text:p>182.063710870812</text:p>
              </table:table-cell>
              <table:table-cell office:value-type="float" office:value="44.441262711149">
                <text:p>44.4412627111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.482702679428">
                <text:p>156.482702679428</text:p>
              </table:table-cell>
              <table:table-cell office:value-type="float" office:value="24.5187534999429">
                <text:p>24.51875349994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6.167706001539">
                <text:p>116.16770600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.461150358714">
                <text:p>199.461150358714</text:p>
              </table:table-cell>
              <table:table-cell office:value-type="float" office:value="57.9904022077638">
                <text:p>57.99040220776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6777218955417">
                <text:p>63.6777218955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.224466311814">
                <text:p>209.224466311814</text:p>
              </table:table-cell>
              <table:table-cell office:value-type="float" office:value="65.5940803174121">
                <text:p>65.5940803174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03767609872">
                <text:p>107.0376760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.148348637961">
                <text:p>223.148348637961</text:p>
              </table:table-cell>
              <table:table-cell office:value-type="float" office:value="76.4380107764094">
                <text:p>76.43801077640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.600683283844">
                <text:p>236.600683283844</text:p>
              </table:table-cell>
              <table:table-cell office:value-type="float" office:value="86.9146995327612">
                <text:p>86.91469953276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3662537011542">
                <text:p>83.366253701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.64145346462">
                <text:p>105.64145346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6984371376466">
                <text:p>72.698437137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683209872482">
                <text:p>123.68320987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3487554512827">
                <text:p>92.348755451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8294041057357">
                <text:p>91.829404105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.753925956393">
                <text:p>206.753925956393</text:p>
              </table:table-cell>
              <table:table-cell office:value-type="float" office:value="63.6700215540007">
                <text:p>63.67002155400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481664614254">
                <text:p>103.481664614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.049190956153">
                <text:p>124.049190956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6357278028717">
                <text:p>63.635727802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.892365723798">
                <text:p>106.892365723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733893447757">
                <text:p>192.733893447757</text:p>
              </table:table-cell>
              <table:table-cell office:value-type="float" office:value="52.7512092575881">
                <text:p>52.75120925758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1006354444901">
                <text:p>77.1006354444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3067356912759">
                <text:p>41.306735691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.254745328985">
                <text:p>145.254745328985</text:p>
              </table:table-cell>
              <table:table-cell office:value-type="float" office:value="15.7744115231256">
                <text:p>15.7744115231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067404176016">
                <text:p>188.067404176016</text:p>
              </table:table-cell>
              <table:table-cell office:value-type="float" office:value="49.116943758562">
                <text:p>49.1169437585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6212636990629">
                <text:p>90.621263699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.233160127836">
                <text:p>328.233160127836</text:p>
              </table:table-cell>
              <table:table-cell office:value-type="float" office:value="158.278144253635">
                <text:p>158.2781442536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.367906932633">
                <text:p>125.367906932633</text:p>
              </table:table-cell>
              <table:table-cell office:value-type="float" office:value="0.286526207232083">
                <text:p>0.286526207232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.762075710267">
                <text:p>112.762075710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.783692366855">
                <text:p>259.783692366855</text:p>
              </table:table-cell>
              <table:table-cell office:value-type="float" office:value="104.969645160562">
                <text:p>104.9696451605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.875361284853">
                <text:p>162.875361284853</text:p>
              </table:table-cell>
              <table:table-cell office:value-type="float" office:value="29.4973610277562">
                <text:p>29.49736102775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981004376676">
                <text:p>172.981004376676</text:p>
              </table:table-cell>
              <table:table-cell office:value-type="float" office:value="37.3676437811075">
                <text:p>37.3676437811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.605200846338">
                <text:p>83.60520084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.612303891797">
                <text:p>165.612303891797</text:p>
              </table:table-cell>
              <table:table-cell office:value-type="float" office:value="31.6288940732654">
                <text:p>31.6288940732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.624982323343">
                <text:p>198.624982323343</text:p>
              </table:table-cell>
              <table:table-cell office:value-type="float" office:value="57.3391938870379">
                <text:p>57.33919388703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2.212494826334">
                <text:p>142.212494826334</text:p>
              </table:table-cell>
              <table:table-cell office:value-type="float" office:value="13.4051044493611">
                <text:p>13.4051044493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354467244081">
                <text:p>125.354467244081</text:p>
              </table:table-cell>
              <table:table-cell office:value-type="float" office:value="0.276059367263119">
                <text:p>0.276059367263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362613773586">
                <text:p>123.362613773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.360629794318">
                <text:p>292.360629794318</text:p>
              </table:table-cell>
              <table:table-cell office:value-type="float" office:value="130.340589539138">
                <text:p>130.3405895391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194951924727">
                <text:p>86.194951924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.2027261671045">
                <text:p>92.202726167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3.888791973262">
                <text:p>173.888791973262</text:p>
              </table:table-cell>
              <table:table-cell office:value-type="float" office:value="38.0746294721916">
                <text:p>38.0746294721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.852102738592">
                <text:p>175.852102738592</text:p>
              </table:table-cell>
              <table:table-cell office:value-type="float" office:value="39.6036574336426">
                <text:p>39.60365743364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944754139151">
                <text:p>111.94475413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0.00608065573">
                <text:p>130.00608065573</text:p>
              </table:table-cell>
              <table:table-cell office:value-type="float" office:value="3.89873953480104">
                <text:p>3.89873953480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.69131305244">
                <text:p>151.69131305244</text:p>
              </table:table-cell>
              <table:table-cell office:value-type="float" office:value="20.7872155064446">
                <text:p>20.7872155064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.844128690469">
                <text:p>131.844128690469</text:p>
              </table:table-cell>
              <table:table-cell office:value-type="float" office:value="5.33021278357853">
                <text:p>5.330212783578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8028998742767">
                <text:p>76.802899874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.152519258671">
                <text:p>102.15251925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1.271857214316">
                <text:p>111.271857214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627162867698">
                <text:p>116.627162867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.1751587900028">
                <text:p>69.1751587900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7845885917675">
                <text:p>47.7845885917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348193136452">
                <text:p>85.9348193136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895441240116">
                <text:p>210.895441240116</text:p>
              </table:table-cell>
              <table:table-cell office:value-type="float" office:value="66.8954369000659">
                <text:p>66.8954369000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.233986268219">
                <text:p>117.233986268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1458496709065">
                <text:p>58.145849670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.482466836434">
                <text:p>118.48246683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.733848962334">
                <text:p>121.73384896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5258048379637">
                <text:p>95.525804837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333780485441">
                <text:p>200.333780485441</text:p>
              </table:table-cell>
              <table:table-cell office:value-type="float" office:value="58.6700072337906">
                <text:p>58.67000723379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9.76125838157">
                <text:p>219.76125838157</text:p>
              </table:table-cell>
              <table:table-cell office:value-type="float" office:value="73.8001422323985">
                <text:p>73.80014223239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.0144033825427">
                <text:p>67.0144033825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.016359566601">
                <text:p>213.016359566601</text:p>
              </table:table-cell>
              <table:table-cell office:value-type="float" office:value="68.5472097535633">
                <text:p>68.54720975356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1.330815664331">
                <text:p>231.330815664331</text:p>
              </table:table-cell>
              <table:table-cell office:value-type="float" office:value="82.8105225040021">
                <text:p>82.8105225040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5269318823905">
                <text:p>66.526931882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1035919783335">
                <text:p>65.103591978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.389402074651">
                <text:p>188.389402074651</text:p>
              </table:table-cell>
              <table:table-cell office:value-type="float" office:value="49.3677159741665">
                <text:p>49.36771597416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6053112169075">
                <text:p>86.6053112169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.615796506072">
                <text:p>149.615796506072</text:p>
              </table:table-cell>
              <table:table-cell office:value-type="float" office:value="19.1708015948554">
                <text:p>19.17080159485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6794398198706">
                <text:p>76.679439819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7402783210887">
                <text:p>72.740278321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35170008867">
                <text:p>294.435170008867</text:p>
              </table:table-cell>
              <table:table-cell office:value-type="float" office:value="131.956243082742">
                <text:p>131.9562430827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.171559791788">
                <text:p>95.17155979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.200270922742">
                <text:p>224.200270922742</text:p>
              </table:table-cell>
              <table:table-cell office:value-type="float" office:value="77.2572486755273">
                <text:p>77.2572486755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.559534672865">
                <text:p>232.559534672865</text:p>
              </table:table-cell>
              <table:table-cell office:value-type="float" office:value="83.7674498300232">
                <text:p>83.76744983002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014651836394">
                <text:p>168.014651836394</text:p>
              </table:table-cell>
              <table:table-cell office:value-type="float" office:value="33.4998445337274">
                <text:p>33.49984453372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645716496414">
                <text:p>112.645716496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1.344897913887">
                <text:p>151.344897913887</text:p>
              </table:table-cell>
              <table:table-cell office:value-type="float" office:value="20.5174271252717">
                <text:p>20.51742712527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187887552993">
                <text:p>131.187887552993</text:p>
              </table:table-cell>
              <table:table-cell office:value-type="float" office:value="4.81913167182873">
                <text:p>4.819131671828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.614644544245">
                <text:p>140.614644544245</text:p>
              </table:table-cell>
              <table:table-cell office:value-type="float" office:value="12.1606973984394">
                <text:p>12.16069739843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.587269882348">
                <text:p>145.587269882348</text:p>
              </table:table-cell>
              <table:table-cell office:value-type="float" office:value="16.0333819056746">
                <text:p>16.0333819056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.327810220508">
                <text:p>145.327810220508</text:p>
              </table:table-cell>
              <table:table-cell office:value-type="float" office:value="15.8313145178585">
                <text:p>15.83131451785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9998606317177">
                <text:p>81.9998606317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.121231525746">
                <text:p>159.121231525746</text:p>
              </table:table-cell>
              <table:table-cell office:value-type="float" office:value="26.5736418316118">
                <text:p>26.57364183161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5156216322709">
                <text:p>99.515621632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.2734790758531">
                <text:p>97.2734790758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7043322562482">
                <text:p>90.704332256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1401012132534">
                <text:p>71.140101213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5326940504205">
                <text:p>59.5326940504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.6552759814">
                <text:p>162.6552759814</text:p>
              </table:table-cell>
              <table:table-cell office:value-type="float" office:value="29.3259584210839">
                <text:p>29.32595842108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.561489970745">
                <text:p>241.561489970745</text:p>
              </table:table-cell>
              <table:table-cell office:value-type="float" office:value="90.7781796651859">
                <text:p>90.77817966518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.139701059702">
                <text:p>100.139701059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.966425485119">
                <text:p>180.966425485119</text:p>
              </table:table-cell>
              <table:table-cell office:value-type="float" office:value="43.5866959935183">
                <text:p>43.5866959935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7650746851301">
                <text:p>71.765074685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9.598584842686">
                <text:p>159.598584842686</text:p>
              </table:table-cell>
              <table:table-cell office:value-type="float" office:value="26.9454049686459">
                <text:p>26.94540496864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.863807953973">
                <text:p>217.863807953973</text:p>
              </table:table-cell>
              <table:table-cell office:value-type="float" office:value="72.3224063535465">
                <text:p>72.32240635354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.741050073077">
                <text:p>101.7410500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4154475638284">
                <text:p>65.4154475638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188817225789">
                <text:p>304.188817225789</text:p>
              </table:table-cell>
              <table:table-cell office:value-type="float" office:value="139.552391173083">
                <text:p>139.5523911730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.908406122174">
                <text:p>102.90840612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353880971119">
                <text:p>180.353880971119</text:p>
              </table:table-cell>
              <table:table-cell office:value-type="float" office:value="43.1096458463486">
                <text:p>43.10964584634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.7392513817568">
                <text:p>97.739251381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8709992547063">
                <text:p>94.8709992547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.973778431574">
                <text:p>124.97377843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2755160519791">
                <text:p>70.275516051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546320519592">
                <text:p>179.546320519592</text:p>
              </table:table-cell>
              <table:table-cell office:value-type="float" office:value="42.4807171343224">
                <text:p>42.4807171343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.417558604425">
                <text:p>114.417558604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.642397104144">
                <text:p>100.6423971041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1$MacOSX_x86 LibreOffice_project/7bf567613a536ded11709b952950c9e8f7181a4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graphic-properties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44cm" svg:height="5.98cm" xlink:href=".." xlink:type="simple" chart:class="chart:bar" chart:style-name="ch1">
        <chart:title svg:x="3.573cm" svg:y="0.252cm" chart:style-name="ch2">
          <text:p>Distribution</text:p>
        </chart:title>
        <chart:plot-area chart:style-name="ch3" table:cell-range-address="MonteCarloBlackScholes.E39:MonteCarloBlackScholes.F59" chart:data-source-has-labels="column" svg:x="0.25cm" svg:y="0.98cm" svg:width="8.025cm" svg:height="4.803cm">
          <chartooo:coordinate-region svg:x="0.824cm" svg:y="1.142cm" svg:width="7.451cm" svg:height="3.836cm"/>
          <chart:axis chart:dimension="x" chart:name="primary-x" chart:style-name="ch4" chartooo:axis-type="auto">
            <chartooo:date-scale/>
            <chart:categories table:cell-range-address="MonteCarloBlackScholes.E39:MonteCarloBlackScholes.E59"/>
          </chart:axis>
          <chart:axis chart:dimension="y" chart:name="primary-y" chart:style-name="ch5">
            <chart:grid chart:class="major"/>
          </chart:axis>
          <chart:series chart:style-name="ch6" chart:values-cell-range-address="MonteCarloBlackScholes.F39:MonteCarloBlackScholes.F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onteCarloBlackScholes.E39:MonteCarloBlackScholes.E59</svg:desc>
                </draw:g>
              </table:table-cell>
              <table:table-cell office:value-type="float" office:value="0">
                <text:p>0</text:p>
                <draw:g>
                  <svg:desc>MonteCarloBlackScholes.F39:MonteCarloBlackScholes.F5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1$MacOSX_x86 LibreOffice_project/7bf567613a536ded11709b952950c9e8f7181a4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